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, Helvetica, Arial, sans-serif"/>
    <style:font-face style:name="MathJax Main" svg:font-family="'MathJax Main'"/>
    <style:font-face style:name="MathJax Math-italic" svg:font-family="'MathJax Math-italic'"/>
    <style:font-face style:name="Merriweather" svg:font-family="Merriweather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 style:list-style-name="L6">
      <style:paragraph-properties fo:orphans="2" fo:widows="2"/>
      <style:text-properties officeooo:paragraph-rsid="000cf8ca"/>
    </style:style>
    <style:style style:name="P2" style:family="paragraph" style:parent-style-name="Standard" style:list-style-name="L9">
      <style:paragraph-properties fo:orphans="2" fo:widows="2"/>
      <style:text-properties officeooo:paragraph-rsid="000d7195"/>
    </style:style>
    <style:style style:name="P3" style:family="paragraph" style:parent-style-name="Standard" style:list-style-name="L9">
      <style:paragraph-properties fo:orphans="2" fo:widows="2"/>
      <style:text-properties officeooo:paragraph-rsid="00148149"/>
    </style:style>
    <style:style style:name="P4" style:family="paragraph" style:parent-style-name="Standard" style:list-style-name="L1">
      <style:paragraph-properties fo:orphans="2" fo:widows="2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orphans="2" fo:widows="2"/>
      <style:text-properties style:font-name="Calibri" fo:font-size="14pt" style:font-size-asian="14pt" style:font-size-complex="14pt"/>
    </style:style>
    <style:style style:name="P6" style:family="paragraph" style:parent-style-name="Standard" style:list-style-name="L6">
      <style:paragraph-properties fo:orphans="2" fo:widows="2"/>
      <style:text-properties style:font-name="Calibri" fo:font-size="14pt" style:font-size-asian="14pt" style:font-size-complex="14pt"/>
    </style:style>
    <style:style style:name="P7" style:family="paragraph" style:parent-style-name="Standard" style:list-style-name="L3">
      <style:paragraph-properties fo:orphans="2" fo:widows="2"/>
      <style:text-properties style:font-name="Calibri" fo:font-size="14pt" officeooo:rsid="0005ee2a" officeooo:paragraph-rsid="0005ee2a" style:font-size-asian="14pt" style:font-size-complex="14pt"/>
    </style:style>
    <style:style style:name="P8" style:family="paragraph" style:parent-style-name="Standard" style:list-style-name="L2">
      <style:paragraph-properties fo:orphans="2" fo:widows="2"/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paragraph-properties fo:orphans="2" fo:widows="2"/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7">
      <style:paragraph-properties fo:orphans="2" fo:widows="2"/>
      <style:text-properties style:font-name="Calibri" fo:font-size="14pt" fo:font-weight="bold" officeooo:paragraph-rsid="000828c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orphans="2" fo:widows="2"/>
      <style:text-properties style:font-name="Calibri" fo:font-size="14pt" fo:font-weight="bold" officeooo:paragraph-rsid="000828c3" style:font-size-asian="14pt" style:font-weight-asian="bold" style:font-size-complex="14pt" style:font-weight-complex="bold"/>
    </style:style>
    <style:style style:name="P12" style:family="paragraph" style:parent-style-name="Standard" style:list-style-name="L3">
      <style:paragraph-properties fo:orphans="2" fo:widows="2"/>
      <style:text-properties style:font-name="Calibri" fo:font-size="14pt" fo:font-weight="bold" officeooo:rsid="0005ee2a" officeooo:paragraph-rsid="0005ee2a" style:font-size-asian="14pt" style:font-weight-asian="bold" style:font-size-complex="14pt" style:font-weight-complex="bold"/>
    </style:style>
    <style:style style:name="P13" style:family="paragraph" style:parent-style-name="Standard" style:list-style-name="L9">
      <style:paragraph-properties fo:orphans="2" fo:widows="2"/>
      <style:text-properties fo:font-weight="bold" officeooo:paragraph-rsid="000d7195" style:font-weight-asian="bold" style:font-weight-complex="bold"/>
    </style:style>
    <style:style style:name="P14" style:family="paragraph" style:parent-style-name="Standard" style:list-style-name="L10">
      <style:paragraph-properties fo:orphans="2" fo:widows="2"/>
      <style:text-properties fo:font-weight="bold" officeooo:rsid="0010b045" officeooo:paragraph-rsid="0010b045" style:font-weight-asian="bold" style:font-weight-complex="bold"/>
    </style:style>
    <style:style style:name="P15" style:family="paragraph" style:parent-style-name="Standard" style:list-style-name="L10">
      <style:paragraph-properties fo:orphans="2" fo:widows="2"/>
      <style:text-properties fo:font-weight="bold" officeooo:rsid="00163793" officeooo:paragraph-rsid="00163793" style:font-weight-asian="bold" style:font-weight-complex="bold"/>
    </style:style>
    <style:style style:name="P16" style:family="paragraph" style:parent-style-name="Standard" style:list-style-name="L8">
      <style:paragraph-properties fo:orphans="2" fo:widows="2"/>
      <style:text-properties fo:color="#c9211e" loext:opacity="100%" style:text-underline-style="none" officeooo:paragraph-rsid="000828c3"/>
    </style:style>
    <style:style style:name="P17" style:family="paragraph" style:parent-style-name="Standard" style:list-style-name="L6">
      <style:paragraph-properties fo:orphans="2" fo:widows="2"/>
      <style:text-properties officeooo:rsid="000cf8ca" officeooo:paragraph-rsid="000cf8ca"/>
    </style:style>
    <style:style style:name="P18" style:family="paragraph" style:parent-style-name="Standard" style:list-style-name="L6">
      <style:paragraph-properties fo:orphans="2" fo:widows="2"/>
      <style:text-properties officeooo:rsid="000d7195" officeooo:paragraph-rsid="000d7195"/>
    </style:style>
    <style:style style:name="P19" style:family="paragraph" style:parent-style-name="Standard">
      <style:paragraph-properties fo:orphans="2" fo:widows="2"/>
      <style:text-properties officeooo:rsid="000d7195" officeooo:paragraph-rsid="000d7195"/>
    </style:style>
    <style:style style:name="P20" style:family="paragraph" style:parent-style-name="Standard" style:list-style-name="L9">
      <style:paragraph-properties fo:orphans="2" fo:widows="2"/>
      <style:text-properties officeooo:rsid="000f187b" officeooo:paragraph-rsid="000f187b"/>
    </style:style>
    <style:style style:name="P21" style:family="paragraph" style:parent-style-name="Standard" style:list-style-name="L9">
      <style:paragraph-properties fo:orphans="2" fo:widows="2"/>
      <style:text-properties officeooo:rsid="001226d3" officeooo:paragraph-rsid="001226d3"/>
    </style:style>
    <style:style style:name="P22" style:family="paragraph" style:parent-style-name="Standard" style:list-style-name="L10">
      <style:paragraph-properties fo:orphans="2" fo:widows="2"/>
      <style:text-properties officeooo:rsid="00163793" officeooo:paragraph-rsid="00163793"/>
    </style:style>
    <style:style style:name="P23" style:family="paragraph" style:parent-style-name="Standard" style:list-style-name="L10">
      <style:paragraph-properties fo:orphans="2" fo:widows="2"/>
      <style:text-properties officeooo:rsid="00163793" officeooo:paragraph-rsid="001ba4d2"/>
    </style:style>
    <style:style style:name="P24" style:family="paragraph" style:parent-style-name="Standard" style:list-style-name="L10">
      <style:paragraph-properties fo:orphans="2" fo:widows="2"/>
      <style:text-properties officeooo:rsid="001d1b3d" officeooo:paragraph-rsid="001d1b3d"/>
    </style:style>
    <style:style style:name="P25" style:family="paragraph" style:parent-style-name="Standard">
      <style:paragraph-properties fo:orphans="2" fo:widows="2"/>
      <style:text-properties officeooo:rsid="001d1b3d" officeooo:paragraph-rsid="001d1b3d"/>
    </style:style>
    <style:style style:name="P26" style:family="paragraph" style:parent-style-name="Standard" style:list-style-name="L10">
      <style:paragraph-properties fo:orphans="2" fo:widows="2"/>
      <style:text-properties officeooo:rsid="001f083d" officeooo:paragraph-rsid="0020827b"/>
    </style:style>
    <style:style style:name="P27" style:family="paragraph" style:parent-style-name="Standard">
      <style:paragraph-properties fo:orphans="2" fo:widows="2"/>
      <style:text-properties officeooo:rsid="001f083d" officeooo:paragraph-rsid="001f083d"/>
    </style:style>
    <style:style style:name="P28" style:family="paragraph" style:parent-style-name="Standard" style:list-style-name="L10">
      <style:paragraph-properties fo:orphans="2" fo:widows="2"/>
      <style:text-properties officeooo:rsid="0020827b" officeooo:paragraph-rsid="0020827b"/>
    </style:style>
    <style:style style:name="P29" style:family="paragraph" style:parent-style-name="Standard">
      <style:paragraph-properties fo:orphans="2" fo:widows="2"/>
      <style:text-properties officeooo:rsid="0020827b" officeooo:paragraph-rsid="0020827b"/>
    </style:style>
    <style:style style:name="T1" style:family="text">
      <style:text-properties fo:font-variant="normal" fo:text-transform="none" fo:color="#2a2a2a" loext:opacity="100%" fo:letter-spacing="normal" fo:font-style="normal"/>
    </style:style>
    <style:style style:name="T2" style:family="text">
      <style:text-properties fo:font-variant="normal" fo:text-transform="none" fo:color="#2a2a2a" loext:opacity="100%" fo:letter-spacing="normal" fo:font-style="normal" fo:font-weight="normal"/>
    </style:style>
    <style:style style:name="T3" style:family="text">
      <style:text-properties fo:font-variant="normal" fo:text-transform="none" fo:color="#2a2a2a" loext:opacity="100%" style:font-name="Calibri" fo:font-size="14pt" fo:letter-spacing="normal" fo:font-style="normal" fo:font-weight="normal" officeooo:rsid="0012f7a7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a2a2a" loext:opacity="100%" style:text-line-through-style="none" style:text-line-through-type="none" style:font-name="Calibri" fo:font-size="14pt" fo:letter-spacing="normal" style:text-underline-style="none" fo:font-weight="normal" officeooo:rsid="0012f7a7" style:text-blinking="false" style:font-size-asian="14pt" style:font-weight-asian="normal" style:font-size-complex="14pt" style:font-weight-complex="normal" loext:padding="0in" loext:border="none"/>
    </style:style>
    <style:style style:name="T5" style:family="text">
      <style:text-properties fo:font-variant="normal" fo:text-transform="none" fo:color="#2a2a2a" loext:opacity="100%" style:text-line-through-style="none" style:text-line-through-type="none" style:font-name="Calibri" fo:font-size="14pt" fo:letter-spacing="normal" fo:font-style="normal" style:text-underline-style="none" fo:font-weight="normal" officeooo:rsid="0012f7a7" style:text-blinking="false" style:font-size-asian="14pt" style:font-weight-asian="normal" style:font-size-complex="14pt" style:font-weight-complex="normal" loext:padding="0in" loext:border="none"/>
    </style:style>
    <style:style style:name="T6" style:family="text">
      <style:text-properties fo:font-variant="normal" fo:text-transform="none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font-name="Calibri" fo:font-size="14pt" fo:letter-spacing="normal" fo:font-style="normal" fo:font-weight="bold" officeooo:rsid="000828c3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191919" loext:opacity="100%" fo:letter-spacing="normal" fo:font-style="normal" fo:font-weight="normal"/>
    </style:style>
    <style:style style:name="T9" style:family="text">
      <style:text-properties fo:font-variant="normal" fo:text-transform="none" fo:color="#191919" loext:opacity="100%" fo:letter-spacing="normal" fo:font-style="normal" fo:font-weight="bold" style:font-weight-asian="bold" style:font-weight-complex="bold"/>
    </style:style>
    <style:style style:name="T10" style:family="text">
      <style:text-properties style:font-name="Calibri" fo:font-size="14pt" style:font-size-asian="14pt" style:font-size-complex="14pt"/>
    </style:style>
    <style:style style:name="T11" style:family="text">
      <style:text-properties style:font-name="Calibri" fo:font-size="14pt" officeooo:rsid="0009d657" style:font-size-asian="14pt" style:font-size-complex="14pt"/>
    </style:style>
    <style:style style:name="T12" style:family="text">
      <style:text-properties style:font-name="Calibri" fo:font-size="14pt" officeooo:rsid="000cf8ca" style:font-size-asian="14pt" style:font-size-complex="14pt"/>
    </style:style>
    <style:style style:name="T13" style:family="text">
      <style:text-properties style:font-name="Calibri" fo:font-size="14pt" officeooo:rsid="000d7195" style:font-size-asian="14pt" style:font-size-complex="14pt"/>
    </style:style>
    <style:style style:name="T14" style:family="text">
      <style:text-properties style:font-name="Calibri" fo:font-size="14pt" officeooo:rsid="000f187b" style:font-size-asian="14pt" style:font-size-complex="14pt"/>
    </style:style>
    <style:style style:name="T15" style:family="text">
      <style:text-properties style:font-name="Calibri" fo:font-size="14pt" officeooo:rsid="001d1b3d" style:font-size-asian="14pt" style:font-size-complex="14pt"/>
    </style:style>
    <style:style style:name="T1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Calibri" fo:font-size="14pt" fo:font-weight="bold" officeooo:rsid="000d7195" style:font-size-asian="14pt" style:font-weight-asian="bold" style:font-size-complex="14pt" style:font-weight-complex="bold"/>
    </style:style>
    <style:style style:name="T18" style:family="text">
      <style:text-properties style:font-name="Calibri" fo:font-size="14pt" fo:font-weight="bold" officeooo:rsid="001ba4d2" style:font-size-asian="14pt" style:font-weight-asian="bold" style:font-size-complex="14pt" style:font-weight-complex="bold"/>
    </style:style>
    <style:style style:name="T19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Calibri" fo:font-size="14pt" fo:font-weight="normal" officeooo:rsid="000d7195" style:font-size-asian="14pt" style:font-weight-asian="normal" style:font-size-complex="14pt" style:font-weight-complex="normal"/>
    </style:style>
    <style:style style:name="T21" style:family="text">
      <style:text-properties style:font-name="Calibri" fo:font-size="14pt" fo:font-weight="normal" officeooo:rsid="000f187b" style:font-size-asian="14pt" style:font-weight-asian="normal" style:font-size-complex="14pt" style:font-weight-complex="normal"/>
    </style:style>
    <style:style style:name="T22" style:family="text">
      <style:text-properties style:font-name="Calibri" fo:font-size="14pt" fo:font-weight="normal" officeooo:rsid="0012f7a7" style:font-size-asian="14pt" style:font-weight-asian="normal" style:font-size-complex="14pt" style:font-weight-complex="normal"/>
    </style:style>
    <style:style style:name="T23" style:family="text">
      <style:text-properties style:font-name="Calibri" fo:font-size="14pt" fo:font-weight="normal" officeooo:rsid="001d1b3d" style:font-size-asian="14pt" style:font-weight-asian="normal" style:font-size-complex="14pt" style:font-weight-complex="normal"/>
    </style:style>
    <style:style style:name="T24" style:family="text">
      <style:text-properties style:font-name="Calibri" fo:font-size="14pt" fo:font-weight="normal" officeooo:rsid="0020827b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7497444" text:style-name="L8">
        <text:list-item>
          <text:p text:style-name="P16"><text:span text:style-name="T6">labelled peptide sequences </text:span><text:span text:style-name="T7">vs </text:span><text:span text:style-name="T6">Organism-specific peptide sequences</text:span></text:p>
        </text:list-item>
      </text:list>
      <text:list xml:id="list1951461885" text:style-name="L2">
        <text:list-header>
          <text:p text:style-name="P8"><text:span text:style-name="T1"/></text:p>
          <text:p text:style-name="P8"><text:span text:style-name="T1"/></text:p>
        </text:list-header>
        <text:list-item>
          <text:p text:style-name="P8"><text:span text:style-name="T1">labelled peptide sequences</text:span></text:p>
        </text:list-item>
      </text:list>
      <text:list xml:id="list2347762476" text:style-name="L1">
        <text:list-item>
          <text:p text:style-name="P4"><text:span text:style-name="T2">all existing epitope prediction tools are based on datasets containing labelled peptide sequences coming from a wide variety of organisms</text:span> </text:p>
        </text:list-item>
        <text:list-item>
          <text:p text:style-name="P4"><text:span text:style-name="T2">The use of heterogeneous datasets is associated with a common goal of developing general-purpose predictors that can be pre-trained and used out-of-the-box, without requiring users to inform the source organism of the peptides submitted for classification.</text:span></text:p>
        </text:list-item>
        <text:list-item>
          <text:p text:style-name="P4">In fact, as recently as 2020, Collatz et al. (2020) suggest that having ‘a large variety of known epitopes from evolutionarily distinct organisms in the training set’ would be essential to achieve bias-free classification. This is a reasonable assumption if one is aiming at developing generalist, one-size-fits-all models; however, it may be unnecessary or even counterproductive, if the new observations for which the model is expected to generalize correspond only to a specific subset of all possible observations.</text:p>
        </text:list-item>
      </text:list>
      <text:p text:style-name="P5"/>
      <text:list xml:id="list3775647478" text:style-name="L7">
        <text:list-item>
          <text:p text:style-name="P10"><text:span text:style-name="T1">Organism-specific peptide sequences</text:span></text:p>
        </text:list-item>
      </text:list>
      <text:p text:style-name="P11"><text:span text:style-name="T1"/></text:p>
      <text:list xml:id="list157480344" text:style-name="L4">
        <text:list-item>
          <text:p text:style-name="P9">organism-specific training can result in better predictors.</text:p>
        </text:list-item>
      </text:list>
      <text:list xml:id="list1536139186" text:style-name="L3">
        <text:list-item>
          <text:p text:style-name="P12">Result of other approach: alternative approach of training bespoke models</text:p>
          <text:p text:style-name="P7">Generating predictors specifically trained for individual pathogens, rather than having a single generalist model, would result in smaller but potentially higher quality training sets</text:p>
        </text:list-item>
      </text:list>
      <text:p text:style-name="P5"/>
      <text:list xml:id="list3668791565" text:style-name="L6">
        <text:list-item>
          <text:p text:style-name="P6"><text:span text:style-name="T9">The results</text:span><text:span text:style-name="T8"> from this study indicate that, when compared to heterogeneous and hybrid training, organism-specific training produces higher linear B-cell epitope prediction performance scores,</text:span> </text:p>
          <text:p text:style-name="P6"/>
        </text:list-item>
        <text:list-item>
          <text:p text:style-name="P1"><text:span text:style-name="T11">Problem </text:span></text:p>
          <text:p text:style-name="P1"><text:span text:style-name="T12">1. </text:span><text:span text:style-name="T11">work shows that adding unrelated data to organism-specific training sets decreases the generalisation performance of the resulting model when tasked with predicting epitopes for the target pathogen.</text:span></text:p>
          <text:p text:style-name="P1"><text:span text:style-name="T11"/></text:p>
          <text:p text:style-name="P17"><text:span text:style-name="T11">2. It is also apparent that the more heterogeneous data is added to the training set, the poorer the prediction performance becomes,</text:span></text:p>
          <text:p text:style-name="P17"><text:span text:style-name="T11"/></text:p>
        </text:list-item>
        <text:list-item>
          <text:p text:style-name="P18"><text:span text:style-name="T11">S</text:span><text:span text:style-name="T10">olution to above 2 problems:</text:span></text:p>
          <text:p text:style-name="P18"><text:soft-page-break/><text:span text:style-name="T10">It is also apparent that the more heterogeneous data is added to the training set, the poorer the prediction performance becomes.</text:span></text:p>
        </text:list-item>
      </text:list>
      <text:p text:style-name="P19"><text:span text:style-name="T10"/></text:p>
      <text:list xml:id="list2562281336" text:style-name="L9">
        <text:list-item>
          <text:p text:style-name="P13"><text:span text:style-name="T14">How </text:span><text:span text:style-name="T13">Data representation </text:span><text:span text:style-name="T14">has been carried out: </text:span></text:p>
          <text:p text:style-name="P2"><text:span text:style-name="T21">1. </text:span><text:span text:style-name="T20">Each dataset was set up as a fixed-width windowed representation</text:span></text:p>
          <text:p text:style-name="P20"><text:span text:style-name="T20">2. A sliding window of length 15 with a step size of one was run over each peptide.</text:span></text:p>
          <text:p text:style-name="P20"><text:span text:style-name="T20">3.The choice of length 15 was based on the smallest peptide length of interest, namely 8</text:span></text:p>
          <text:p text:style-name="P21"><text:span text:style-name="T20">4.</text:span><text:span text:style-name="T22">Core idea was to use the longest possible window such that strictly more than half the AAs covered would belong to a labelled peptide.</text:span></text:p>
          <text:p text:style-name="P3"><text:span text:style-name="T22">5. </text:span><text:span text:style-name="T3">which translates as a window of length</text:span><text:bookmark text:name="MathJax-Element-1-Frame"/><text:bookmark text:name="MathJax-Span-1"/><text:bookmark text:name="MathJax-Span-2"/><text:bookmark text:name="MathJax-Span-3"/><text:bookmark text:name="MathJax-Span-4"/><text:bookmark text:name="MathJax-Span-5"/><text:bookmark text:name="MathJax-Span-6"/><text:span text:style-name="T3"> </text:span><text:span text:style-name="T4">ℓ</text:span><text:bookmark text:name="MathJax-Span-8"/><text:bookmark text:name="MathJax-Span-7"/><text:span text:style-name="T5">min</text:span><text:bookmark text:name="MathJax-Span-9"/><text:span text:style-name="T5">/</text:span><text:bookmark text:name="MathJax-Span-10"/><text:span text:style-name="T5">2</text:span><text:bookmark text:name="MathJax-Span-11"/><text:span text:style-name="T5">−</text:span><text:bookmark text:name="MathJax-Span-12"/><text:span text:style-name="T5">1ℓmin/2−1,</text:span><text:bookmark text:name="MathJax-Element-2-Frame"/><text:bookmark text:name="MathJax-Span-13"/><text:bookmark text:name="MathJax-Span-14"/><text:bookmark text:name="MathJax-Span-15"/><text:bookmark text:name="MathJax-Span-16"/><text:bookmark text:name="MathJax-Span-17"/><text:bookmark text:name="MathJax-Span-18"/><text:span text:style-name="T3"> </text:span><text:span text:style-name="T4">ℓ</text:span><text:bookmark text:name="MathJax-Span-19"/><text:bookmark text:name="MathJax-Span-20"/><text:span text:style-name="T5">min </text:span><text:span text:style-name="T3">representing the shortest labelled peptide in the training sets.</text:span><text:span text:style-name="T22"> </text:span></text:p>
          <text:p text:style-name="P20"><text:span text:style-name="T20"/></text:p>
        </text:list-item>
      </text:list>
      <text:list xml:id="list2370788585" text:style-name="L10">
        <text:list-item>
          <text:p text:style-name="P14"><text:span text:style-name="T13">Based on this windowed representation the following features were calculated:</text:span></text:p>
          <text:p text:style-name="P22"><text:span text:style-name="T20">1. Percent composition of the sequence in terms of each individual AA type (20 features), each dipeptide combination (400 features)</text:span></text:p>
          <text:p text:style-name="P22"><text:span text:style-name="T20">2.each conjoint triad (343 features) </text:span></text:p>
          <text:p text:style-name="P22"><text:span text:style-name="T19">3.</text:span><text:span text:style-name="T20">each of nine AA types: Tiny, Small, Aliphatic, Aromatic, Non-Polar, Polar, Charged, Basic and Acidic (9 features).</text:span></text:p>
          <text:p text:style-name="P22"><text:span text:style-name="T20"/></text:p>
        </text:list-item>
        <text:list-item>
          <text:p text:style-name="P23"><text:span text:style-name="T20">AA descriptors, </text:span><text:span text:style-name="T17">averaged over the window </text:span><text:span text:style-name="T18">by using</text:span><text:span text:style-name="T20">: </text:span></text:p>
          <text:p text:style-name="P23"><text:span text:style-name="T20">Cruciani properties, </text:span></text:p>
          <text:p text:style-name="P23"><text:span text:style-name="T20">Kidera factors, </text:span></text:p>
          <text:p text:style-name="P23"><text:span text:style-name="T20">Z scales,</text:span></text:p>
          <text:p text:style-name="P23"><text:span text:style-name="T20">FASGAI indices,</text:span></text:p>
          <text:p text:style-name="P23"><text:span text:style-name="T20">T scales, </text:span></text:p>
          <text:p text:style-name="P23"><text:span text:style-name="T20">VHSE scales, </text:span></text:p>
          <text:p text:style-name="P23"><text:span text:style-name="T20">ProtFP descriptors, </text:span></text:p>
          <text:p text:style-name="P23"><text:span text:style-name="T20">ST Scales, </text:span></text:p>
          <text:p text:style-name="P23"><text:span text:style-name="T20">BLOSUM indices and MS-WHIM scores (66 features)</text:span></text:p>
          <text:p text:style-name="P22"><text:span text:style-name="T20"/></text:p>
        </text:list-item>
        <text:list-item>
          <text:p text:style-name="P22"><text:span text:style-name="T20">Total molecular weight of the window (1 feature)</text:span></text:p>
          <text:p text:style-name="P22"><text:span text:style-name="T20"/></text:p>
        </text:list-item>
        <text:list-item>
          <text:p text:style-name="P22"><text:span text:style-name="T20">Total number of Carbon, Hydrogen, Nitrogen, Oxygen and Sulphur atoms in the sequence (5 features).</text:span></text:p>
          <text:p text:style-name="P22"><text:span text:style-name="T20"/></text:p>
        </text:list-item>
        <text:list-item>
          <text:p text:style-name="P22"><text:span text:style-name="T20">Entropy of the distribution of AA residues in the sequence (1 feature).</text:span></text:p>
        </text:list-item>
        <text:list-item>
          <text:p text:style-name="P15"><text:soft-page-break/><text:span text:style-name="T13">Target pathogens </text:span><text:span text:style-name="T15">Selection:</text:span></text:p>
          <text:p text:style-name="P24"><text:span text:style-name="T19">1.The main criterion used to select these pathogens was the availability of a large volume of validated positive and negative observations</text:span></text:p>
        </text:list-item>
      </text:list>
      <text:p text:style-name="P25"><text:span text:style-name="T23"/></text:p>
      <text:list xml:id="list114116043897930" text:continue-numbering="true" text:style-name="L10">
        <text:list-header>
          <text:p text:style-name="P26"><text:span text:style-name="T20">2. </text:span><text:span text:style-name="T19">To allow the use of the strict validation strategy outlined above (based on the use of a 25% hold-out set) while keeping enough data for model development.</text:span></text:p>
          <text:p text:style-name="P26"><text:span text:style-name="T19"/></text:p>
          <text:p text:style-name="P26"><text:span text:style-name="T19">3.</text:span><text:span text:style-name="T24">And </text:span><text:span text:style-name="T19">extracted the ten organism IDs with the greatest number of valid entries in the IEDB </text:span></text:p>
          <text:p text:style-name="P26"><text:span text:style-name="T19"/></text:p>
          <text:p text:style-name="P28"><text:span text:style-name="T19">4.and selected those that (i) had a reasonable balance between the positive and negative and this removed entries with heavily imbalanced class distributions and 2) represented a pathogen of interest (this removed entries related to allergens or potential self-epitopes) </text:span></text:p>
          <text:p text:style-name="P28"><text:span text:style-name="T19"/></text:p>
        </text:list-header>
        <text:list-item>
          <text:p text:style-name="P28"><text:span text:style-name="T16">The test pathogens selected </text:span></text:p>
          <text:p text:style-name="P28"><text:span text:style-name="T19">based on these criteria were a multi cellular parasite, an RNA virus and a DNA virus</text:span></text:p>
          <text:p text:style-name="P28"><text:span text:style-name="T19">which allowed to evaluate how our pathogen-specific tools perform when evaluating distinct classes of parasitic organisms.</text:span></text:p>
          <text:p text:style-name="P28"><text:span text:style-name="T19"/></text:p>
        </text:list-item>
        <text:list-item>
          <text:p text:style-name="P28"><text:span text:style-name="T16">The results obtained for these pathogens were</text:span><text:span text:style-name="T19"> used to assess the performance gains of models trained with organism-specific data, and to compare their performance against existing predictors.</text:span></text:p>
        </text:list-item>
      </text:list>
      <text:p text:style-name="P29"><text:span text:style-name="T19"/></text:p>
      <text:p text:style-name="P27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, Helvetica, Arial, sans-serif"/>
    <style:font-face style:name="MathJax Main" svg:font-family="'MathJax Main'"/>
    <style:font-face style:name="MathJax Math-italic" svg:font-family="'MathJax Math-italic'"/>
    <style:font-face style:name="Merriweather" svg:font-family="Merriweather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40:16.967000000</dc:date>
    <meta:editing-duration>PT7H46M35S</meta:editing-duration>
    <meta:editing-cycles>2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1" meta:word-count="733" meta:character-count="4555" meta:non-whitespace-character-count="3914"/>
  </office:meta>
</office:document-meta>
</file>